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language="nl" fo:country="NL" officeooo:rsid="001eec3d" officeooo:paragraph-rsid="001eec3d" style:font-size-asian="20pt" style:language-asian="zxx" style:country-asian="none" style:font-size-complex="20pt" style:language-complex="zxx" style:country-complex="none"/>
    </style:style>
    <style:style style:name="P2" style:family="paragraph" style:parent-style-name="Standard">
      <style:paragraph-properties fo:text-align="center" style:justify-single-word="false"/>
      <style:text-properties fo:language="nl" fo:country="NL" officeooo:rsid="001eec3d" officeooo:paragraph-rsid="001eec3d"/>
    </style:style>
    <style:style style:name="P3" style:family="paragraph" style:parent-style-name="Standard">
      <style:paragraph-properties fo:text-align="start" style:justify-single-word="false"/>
      <style:text-properties fo:language="nl" fo:country="NL" officeooo:rsid="001eec3d" officeooo:paragraph-rsid="001eec3d"/>
    </style:style>
    <style:style style:name="P4" style:family="paragraph" style:parent-style-name="Standard">
      <style:paragraph-properties fo:text-align="start" style:justify-single-word="false"/>
      <style:text-properties fo:language="nl" fo:country="NL" officeooo:paragraph-rsid="001eec3d"/>
    </style:style>
    <style:style style:name="P5" style:family="paragraph" style:parent-style-name="Standard">
      <style:paragraph-properties fo:text-align="start" style:justify-single-word="false"/>
      <style:text-properties fo:language="nl" fo:country="NL" officeooo:rsid="001f4bb3" officeooo:paragraph-rsid="001f4bb3"/>
    </style:style>
    <style:style style:name="T1" style:family="text">
      <style:text-properties officeooo:rsid="001eec3d"/>
    </style:style>
    <style:style style:name="T2" style:family="text">
      <style:text-properties fo:font-size="20pt" style:font-size-asian="20pt" style:font-size-complex="20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p>
      <text:p text:style-name="P1">Eindopdracht persoonlijke reflectie </text:p>
      <text:p text:style-name="P2">door Steven van Esch</text:p>
      <text:p text:style-name="P2"/>
      <text:p text:style-name="P2">Mijn aanpak</text:p>
      <text:p text:style-name="P4"><text:span text:style-name="T1">Ik heb vorig schooljaar grotendeels van de lessen van blok 2b al gevolgd. Tijdens deze lessen heb ik toendertijd een redelijke basis gelegd voor mijn C++ project, maar nog niet genoeg. Dit schooljaar heb ik de draad weer opgepakt en ben ik verder gegaan waar ik gebleven was. Tijdens blok2b was ook mijn transitie van fulltime werken naar parttime werken/part time school naar full time school. Ik heb helaas ondervonden dat deze transitie minder soepel ging, dan ik voor ogen had. Ik had gepland om in september part time te gaan werken zodat ik weer ruimte en tijd had om 2 dagen school erbij te gaan doen. Uiteindelijk lukte het niet echt om minder te gaan werken, dus bestond mijn week uit 4 dagen werken (totaal 40 uur) en daarnaast 2 dagen school. Ik heb om deze reden helaas ook minder zelfstudie kunnen doen dan ik had gepland. </text:span></text:p>
      <text:p text:style-name="P3"/>
      <text:p text:style-name="P3">Sinds december ben ik volledig gestopt met werken en weer 100% op school gaan focussen, maar toen was het eigenlijk al te laat. Achteraf gezien had ik liever eerder willen stoppen met werken en eerder op school gaan focussen.</text:p>
      <text:p text:style-name="P3"/>
      <text:p text:style-name="P3">Vanaf week 3 ben ik 1 a 2 keer per week een paar uur met Harm samen gaan programmeren. Tijdens deze uren stelde we vragen aan elkaar en keken we soms samen naar stukken code, als een van ons er alleen niet uit kwam. </text:p>
      <text:p text:style-name="P3"/>
      <text:p text:style-name="P5">Ik weet niet het precieze aantal uren wat ik eraan heb gewerkt, omdat ik natuurlijk vorig schooljaar ook al het een en ander aan uren erin heb gestoken. Volgend blok zal voor mij ook weer compleet nieuw worden en zal ik er weer voltijd bij zijn. De transitie van fulltime werken naar fulltime school is weer gemaakt en ik heb zin in volgende periode en de nieuwe opdrachten/uitdagingen die komen gaan.</text:p>
      <text:p text:style-name="P5"/>
      <text:p text:style-name="P5">Ik zal vanaf volgend blok ook weer netjes proberen iedere week 7 tot 10 uur zelfstudie in te plannen en dit ook bij te houden. </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nl" fo:country="NL"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1-25T22:15:24.712243323</meta:creation-date>
    <dc:date>2021-01-25T22:29:00.826490066</dc:date>
    <meta:editing-duration>PT3M26S</meta:editing-duration>
    <meta:editing-cycles>1</meta:editing-cycles>
    <meta:document-statistic meta:table-count="0" meta:image-count="0" meta:object-count="0" meta:page-count="1" meta:paragraph-count="8" meta:word-count="336" meta:character-count="1872" meta:non-whitespace-character-count="1540"/>
    <meta:generator>LibreOffice/6.0.7.3$Linux_X86_64 LibreOffice_project/00m0$Build-3</meta:generator>
  </office:meta>
</office:document-meta>
</file>